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8646in" table:align="left"/>
    </style:style>
    <style:style style:name="Table1.A" style:family="table-column">
      <style:table-column-properties style:column-width="0.6674in"/>
    </style:style>
    <style:style style:name="Table1.B" style:family="table-column">
      <style:table-column-properties style:column-width="0.7035in"/>
    </style:style>
    <style:style style:name="Table1.C" style:family="table-column">
      <style:table-column-properties style:column-width="0.493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2632in" table:align="left"/>
    </style:style>
    <style:style style:name="Table2.A" style:family="table-column">
      <style:table-column-properties style:column-width="0.7694in"/>
    </style:style>
    <style:style style:name="Table2.B" style:family="table-column">
      <style:table-column-properties style:column-width="0.493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084in" table:align="left"/>
    </style:style>
    <style:style style:name="Table3.A" style:family="table-column">
      <style:table-column-properties style:column-width="0.4542in"/>
    </style:style>
    <style:style style:name="Table3.B" style:family="table-column">
      <style:table-column-properties style:column-width="0.6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2292in" table:align="left"/>
    </style:style>
    <style:style style:name="Table4.A" style:family="table-column">
      <style:table-column-properties style:column-width="0.5993in"/>
    </style:style>
    <style:style style:name="Table4.B" style:family="table-column">
      <style:table-column-properties style:column-width="0.629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2069in" table:align="left"/>
    </style:style>
    <style:style style:name="Table5.A" style:family="table-column">
      <style:table-column-properties style:column-width="0.6271in"/>
    </style:style>
    <style:style style:name="Table5.B" style:family="table-column">
      <style:table-column-properties style:column-width="0.579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466in" table:align="left"/>
    </style:style>
    <style:style style:name="Table6.A" style:family="table-column">
      <style:table-column-properties style:column-width="0.9125in"/>
    </style:style>
    <style:style style:name="Table6.B" style:family="table-column">
      <style:table-column-properties style:column-width="0.5535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paragraph-rsid="001ce06b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 style:list-style-name="L14"/>
    <style:style style:name="P14" style:family="paragraph" style:parent-style-name="Text_20_body" style:list-style-name="L15"/>
    <style:style style:name="P15" style:family="paragraph" style:parent-style-name="Text_20_body" style:list-style-name="L16"/>
    <style:style style:name="P16" style:family="paragraph" style:parent-style-name="Text_20_body" style:list-style-name="L17"/>
    <style:style style:name="P17" style:family="paragraph" style:parent-style-name="Text_20_body" style:list-style-name="L18"/>
    <style:style style:name="P18" style:family="paragraph" style:parent-style-name="Text_20_body" style:list-style-name="L19"/>
    <style:style style:name="P19" style:family="paragraph" style:parent-style-name="Text_20_body" style:list-style-name="L20"/>
    <style:style style:name="P20" style:family="paragraph" style:parent-style-name="Text_20_body" style:list-style-name="L20">
      <style:text-properties officeooo:paragraph-rsid="001ce06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es nombres et les bases en informatique</text:h>
      <text:p text:style-name="Text_20_body">En informatique, les ordinateurs ne comprennent pas les nombres comme les humains. Ils utilisent principalement le <text:span text:style-name="Strong_20_Emphasis">système binaire</text:span>, c’est-à-dire une écriture des nombres uniquement avec les chiffres <text:span text:style-name="Strong_20_Emphasis">0 et 1</text:span>. On appelle cela la <text:span text:style-name="Strong_20_Emphasis">base 2</text:span>, contrairement à notre système habituel en <text:span text:style-name="Strong_20_Emphasis">base 10</text:span> (décimal), qui utilise les chiffres de 0 à 9.</text:p>
      <text:p text:style-name="Text_20_body">Chaque base correspond au nombre de symboles utilisés pour écrire les nombres. En base 10, chaque position correspond à une puissance de 10. En base 2, chaque position correspond à une puissance de 2.</text:p>
      <text:h text:style-name="Heading_20_3" text:outline-level="3">🔹 Principe</text:h>
      <text:p text:style-name="Text_20_body">Un nombre est écrit avec des <text:span text:style-name="Strong_20_Emphasis">positions</text:span>, et chaque position correspond à une <text:span text:style-name="Strong_20_Emphasis">puissance de la base</text:span>.</text:p>
      <text:p text:style-name="P12">Exemple en base 10</text:p>
      <text:p text:style-name="Text_20_body">Nombre : <text:span text:style-name="Strong_20_Emphasis">472</text:span></text:p>
      <text:p text:style-name="Text_20_body">472=4×102+7×101+2×100</text:p>
      <text:p text:style-name="Horizontal_20_Line"/>
      <text:h text:style-name="Heading_20_2" text:outline-level="2">Conversion de la base 2 vers la base 10</text:h>
      <text:p text:style-name="Text_20_body">Pour convertir un nombre binaire en décimal, on observe la position de chaque bit (chiffre binaire).<text:line-break/>En partant de la droite, le premier bit a un poids de 20, le suivant 21, puis 22, etc.</text:p>
      <text:p text:style-name="Text_20_body">On multiplie chaque bit par la puissance de 2 correspondant à sa position, puis on additionne tous les résultats.<text:line-break/>Ainsi, un nombre binaire est simplement la somme des puissances de 2 associées aux bits égaux à 1.</text:p>
      <text:p text:style-name="Text_20_body"/>
      <text:h text:style-name="Heading_20_3" text:outline-level="3">🔹 Méthode (du cours)</text:h>
      <text:list text:style-name="L14">
        <text:list-item>
          <text:p text:style-name="P13">Repérer la position de chaque bit (de droite à gauche)</text:p>
        </text:list-item>
        <text:list-item>
          <text:p text:style-name="P13">Multiplier chaque bit par 2n</text:p>
        </text:list-item>
        <text:list-item>
          <text:p text:style-name="P13">Additionner</text:p>
        </text:list-item>
      </text:list>
      <text:p text:style-name="P12">✅ Exemple 1</text:p>
      <text:p text:style-name="Text_20_body">Convertir <text:span text:style-name="Strong_20_Emphasis">10011100₂</text:span> en décimal.</text:p>
      <text:h text:style-name="Heading_20_3" text:outline-level="3">Étape 1 : positions</text:h>
      <text:p text:style-name="Text_20_body"/>
      <text:p text:style-name="P2"><text:span text:style-name="Source_20_Text">1 <text:s text:c="2"/>0 <text:s text:c="2"/>0 <text:s text:c="2"/>1 <text:s text:c="2"/>1 <text:s text:c="2"/>1 <text:s text:c="2"/>0 <text:s text:c="2"/>0</text:span></text:p>
      <text:p text:style-name="P5"><text:span text:style-name="Source_20_Text">7 <text:s text:c="2"/>6 <text:s text:c="2"/>5 <text:s text:c="2"/>4 <text:s text:c="2"/>3 <text:s text:c="2"/>2 <text:s text:c="2"/>1 <text:s text:c="2"/>0</text:span></text:p>
      <text:p text:style-name="P12">Étape 2 : calcul</text:p>
      <text:p text:style-name="Text_20_body">1×27=128 0×26=0 0×25=0 1×24=16 1×23=8 1×22=4 0×21=0 0×20=0 </text:p>
      <text:p text:style-name="P12"><text:soft-page-break/>Étape 3 : somme</text:p>
      <text:p text:style-name="Text_20_body">128+16+8+4=156 </text:p>
      <text:p text:style-name="Text_20_body">✅ <text:span text:style-name="Strong_20_Emphasis">10011100₂ = 156₁₀</text:span></text:p>
      <text:p text:style-name="P12">✅ Exemple 2</text:p>
      <text:p text:style-name="Text_20_body">Convertir <text:span text:style-name="Strong_20_Emphasis">10101₂</text:span></text:p>
      <text:p text:style-name="Text_20_body">1×24+0×23+1×22+0×21+1×20 =16+4+1=21</text:p>
      <text:p text:style-name="Text_20_body"/>
      <text:p text:style-name="Horizontal_20_Line"/>
      <text:h text:style-name="Heading_20_2" text:outline-level="2">Conversion de la base 10 vers la base 2</text:h>
      <text:p text:style-name="Text_20_body">Pour convertir un nombre décimal en binaire, on utilise la <text:span text:style-name="Strong_20_Emphasis">méthode des divisions successives par 2</text:span>.<text:line-break/>On divise le nombre par 2, on note le reste (0 ou 1), puis on recommence avec le quotient obtenu, jusqu’à arriver à 0.</text:p>
      <text:p text:style-name="Text_20_body">Le nombre binaire final est obtenu en <text:span text:style-name="Strong_20_Emphasis">lisant les restes de bas en haut</text:span>. Le dernier reste correspond au bit de poids le plus élevé.</text:p>
      <text:h text:style-name="Heading_20_3" text:outline-level="3">🔹 Méthode</text:h>
      <text:p text:style-name="Text_20_body">Divisions successives par 2 + lecture des restes de bas en haut.</text:p>
      <text:p text:style-name="P12">✅ Exemple 1</text:p>
      <text:p text:style-name="Text_20_body">Convertir <text:span text:style-name="Strong_20_Emphasis">156₁₀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Division</text:p>
            </table:table-cell>
            <table:table-cell table:style-name="Table1.A1" office:value-type="string">
              <text:p text:style-name="Table_20_Heading">Quotient</text:p>
            </table:table-cell>
            <table:table-cell table:style-name="Table1.A1" office:value-type="string">
              <text:p text:style-name="Table_20_Heading">Reste</text:p>
            </table:table-cell>
          </table:table-row>
        </table:table-header-rows>
        <table:table-row>
          <table:table-cell table:style-name="Table1.A1" office:value-type="string">
            <text:p text:style-name="Table_20_Contents">156 ÷ 2</text:p>
          </table:table-cell>
          <table:table-cell table:style-name="Table1.A1" office:value-type="string">
            <text:p text:style-name="Table_20_Contents">78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78 ÷ 2</text:p>
          </table:table-cell>
          <table:table-cell table:style-name="Table1.A1" office:value-type="string">
            <text:p text:style-name="Table_20_Contents">3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39 ÷ 2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19 ÷ 2</text:p>
          </table:table-cell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9 ÷ 2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4 ÷ 2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2 ÷ 2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1 ÷ 2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</table:table-row>
      </table:table>
      <text:p text:style-name="Text_20_body">Lecture des restes :</text:p>
      <text:p text:style-name="P3"><text:span text:style-name="Source_20_Text">10011100</text:span></text:p>
      <text:p text:style-name="P12">✅ Exemple 2</text:p>
      <text:p text:style-name="Text_20_body">Convertir <text:span text:style-name="Strong_20_Emphasis">13₁₀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alcul</text:p>
            </table:table-cell>
            <table:table-cell table:style-name="Table2.A1" office:value-type="string">
              <text:p text:style-name="Table_20_Heading">Reste</text:p>
            </table:table-cell>
          </table:table-row>
        </table:table-header-rows>
        <table:table-row>
          <table:table-cell table:style-name="Table2.A1" office:value-type="string">
            <text:p text:style-name="Table_20_Contents">13 ÷ 2 = 6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6 ÷ 2 = 3</text:p>
          </table:table-cell>
          <table:table-cell table:style-name="Table2.A1" office:value-type="string">
            <text:p text:style-name="Table_20_Contents">0</text:p>
          </table:table-cell>
        </table:table-row>
        <text:soft-page-break/>
        <table:table-row>
          <table:table-cell table:style-name="Table2.A1" office:value-type="string">
            <text:p text:style-name="Table_20_Contents">3 ÷ 2 = 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1 ÷ 2 = 0</text:p>
          </table:table-cell>
          <table:table-cell table:style-name="Table2.A1" office:value-type="string">
            <text:p text:style-name="Table_20_Contents">1</text:p>
          </table:table-cell>
        </table:table-row>
      </table:table>
      <text:p text:style-name="Text_20_body">→ <text:span text:style-name="Strong_20_Emphasis">1101₂</text:span></text:p>
      <text:p text:style-name="Text_20_body"/>
      <text:p text:style-name="Horizontal_20_Line"/>
      <text:h text:style-name="Heading_20_2" text:outline-level="2">Base 16 (hexadécimale) et lien avec le binaire</text:h>
      <text:p text:style-name="Text_20_body">La <text:span text:style-name="Strong_20_Emphasis">base 16</text:span>, appelée base hexadécimale, utilise 16 symboles :<text:line-break/>0 à 9, puis A à F (A = 10, B = 11, …, F = 15).</text:p>
      <text:p text:style-name="Text_20_body">Elle est très utilisée en informatique car elle est <text:span text:style-name="Strong_20_Emphasis">directement liée au binaire</text:span>.<text:line-break/>Un chiffre hexadécimal correspond exactement à <text:span text:style-name="Strong_20_Emphasis">4 bits binaires</text:span>.</text:p>
      <text:h text:style-name="Heading_20_2" text:outline-level="2">Conversion de la base 2 vers la base 16</text:h>
      <text:p text:style-name="Text_20_body">Pour convertir un nombre binaire en hexadécimal, on découpe le nombre binaire en <text:span text:style-name="Strong_20_Emphasis">paquets de 4 bits</text:span>, en partant de la droite.<text:line-break/>Si le dernier paquet n’a pas 4 bits, on ajoute des zéros à gauche (cela ne change pas la valeur du nombre).</text:p>
      <text:p text:style-name="Text_20_body">Chaque paquet de 4 bits est ensuite converti en un chiffre hexadécimal, puis on assemble le résultat.</text:p>
      <text:h text:style-name="Heading_20_3" text:outline-level="3">🔹 Méthode</text:h>
      <text:p text:style-name="Text_20_body">Regrouper en paquets de 4 bits depuis la droite.</text:p>
      <text:p text:style-name="P12">✅ Exemple 1</text:p>
      <text:p text:style-name="Text_20_body">Convertir <text:span text:style-name="Strong_20_Emphasis">10011100₂</text:span></text:p>
      <text:p text:style-name="Text_20_body">Découpage :</text:p>
      <text:p text:style-name="P3"><text:span text:style-name="Source_20_Text">1001 <text:s text:c="2"/>1100</text:span></text:p>
      <text:p text:style-name="Text_20_body">Conversion :</text:p>
      <text:list text:style-name="L15">
        <text:list-item>
          <text:p text:style-name="P14">1001 = 9</text:p>
        </text:list-item>
        <text:list-item>
          <text:p text:style-name="P14">1100 = C</text:p>
        </text:list-item>
      </text:list>
      <text:p text:style-name="Text_20_body">✅ <text:span text:style-name="Strong_20_Emphasis">9C₁₆</text:span></text:p>
      <text:p text:style-name="P12">✅ Exemple 2</text:p>
      <text:p text:style-name="Text_20_body">Convertir <text:span text:style-name="Strong_20_Emphasis">110₂</text:span></text:p>
      <text:p text:style-name="Text_20_body">Compléter à gauche :</text:p>
      <text:p text:style-name="P3"><text:span text:style-name="Source_20_Text">0110</text:span></text:p>
      <text:p text:style-name="Text_20_body">→ <text:span text:style-name="Strong_20_Emphasis">6₁₆</text:span></text:p>
      <text:p text:style-name="Text_20_body"><text:soft-page-break/></text:p>
      <text:p text:style-name="Horizontal_20_Line"/>
      <text:h text:style-name="Heading_20_2" text:outline-level="2">Conversion de la base 16 vers la base 2</text:h>
      <text:p text:style-name="Text_20_body">Pour faire l’inverse, chaque chiffre hexadécimal est remplacé par son équivalent en <text:span text:style-name="Strong_20_Emphasis">binaire sur 4 bits</text:span>.<text:line-break/>On écrit ensuite tous les paquets de 4 bits à la suite pour obtenir le nombre binaire complet.</text:p>
      <text:h text:style-name="Heading_20_3" text:outline-level="3">🔹 Méthode</text:h>
      <text:p text:style-name="Text_20_body">Chaque chiffre hexadécimal → 4 bits.</text:p>
      <text:p text:style-name="P12">✅ Exemple 1</text:p>
      <text:p text:style-name="Text_20_body">Convertir <text:span text:style-name="Strong_20_Emphasis">7D₁₆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Hexa</text:p>
            </table:table-cell>
            <table:table-cell table:style-name="Table3.A1" office:value-type="string">
              <text:p text:style-name="Table_20_Heading">Binaire</text:p>
            </table:table-cell>
          </table:table-row>
        </table:table-header-rows>
        <table:table-row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0111</text:p>
          </table:table-cell>
        </table:table-row>
        <table:table-row>
          <table:table-cell table:style-name="Table3.A1" office:value-type="string">
            <text:p text:style-name="Table_20_Contents">D</text:p>
          </table:table-cell>
          <table:table-cell table:style-name="Table3.A1" office:value-type="string">
            <text:p text:style-name="Table_20_Contents">1101</text:p>
          </table:table-cell>
        </table:table-row>
      </table:table>
      <text:p text:style-name="Text_20_body">Résultat :</text:p>
      <text:p text:style-name="P3"><text:span text:style-name="Source_20_Text">01111101</text:span></text:p>
      <text:p text:style-name="P12">✅ Exemple 2</text:p>
      <text:p text:style-name="Text_20_body">Convertir <text:span text:style-name="Strong_20_Emphasis">A3₁₆</text:span></text:p>
      <text:p text:style-name="Text_20_body">| A | 1010 |<text:line-break/>| 3 | 0011 |</text:p>
      <text:p text:style-name="Text_20_body">→ <text:span text:style-name="Strong_20_Emphasis">10100011₂</text:span></text:p>
      <text:p text:style-name="Text_20_body"/>
      <text:p text:style-name="Horizontal_20_Line"/>
      <text:h text:style-name="Heading_20_2" text:outline-level="2">Le BCD (Binary-Coded Decimal)</text:h>
      <text:p text:style-name="Text_20_body">Le <text:span text:style-name="Strong_20_Emphasis">BCD</text:span> est une méthode particulière de codage des nombres décimaux.<text:line-break/>Contrairement au binaire classique, chaque chiffre décimal est codé <text:span text:style-name="Strong_20_Emphasis">séparément sur 4 bits</text:span>.</text:p>
      <text:p text:style-name="Text_20_body">Par exemple, le nombre 209 est traité chiffre par chiffre :</text:p>
      <text:list text:style-name="L8">
        <text:list-item>
          <text:p text:style-name="P6">2 devient 0010</text:p>
        </text:list-item>
        <text:list-item>
          <text:p text:style-name="P6">0 devient 0000</text:p>
        </text:list-item>
        <text:list-item>
          <text:p text:style-name="P6">9 devient 1001</text:p>
        </text:list-item>
      </text:list>
      <text:p text:style-name="Text_20_body">On obtient ainsi une suite de blocs de 4 bits. Le BCD facilite certaines opérations d’affichage, mais il est moins efficace en mémoire que le binaire pur.</text:p>
      <text:h text:style-name="Heading_20_3" text:outline-level="3"><text:soft-page-break/>🔹 Principe</text:h>
      <text:p text:style-name="Text_20_body">Chaque chiffre décimal → 4 bits indépendants.</text:p>
      <text:p text:style-name="P12">✅ Exemple 1 : Décimal → BCD</text:p>
      <text:p text:style-name="Text_20_body">Convertir <text:span text:style-name="Strong_20_Emphasis">209₁₀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Chiffre</text:p>
            </table:table-cell>
            <table:table-cell table:style-name="Table4.A1" office:value-type="string">
              <text:p text:style-name="Table_20_Heading">Binaire</text:p>
            </table:table-cell>
          </table:table-row>
        </table:table-header-rows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0010</text:p>
          </table:table-cell>
        </table:table-row>
        <table:table-row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0000</text:p>
          </table:table-cell>
        </table:table-row>
        <table:table-row>
          <table:table-cell table:style-name="Table4.A1" office:value-type="string">
            <text:p text:style-name="Table_20_Contents">9</text:p>
          </table:table-cell>
          <table:table-cell table:style-name="Table4.A1" office:value-type="string">
            <text:p text:style-name="Table_20_Contents">1001</text:p>
          </table:table-cell>
        </table:table-row>
      </table:table>
      <text:p text:style-name="Text_20_body">Résultat :</text:p>
      <text:p text:style-name="P3"><text:span text:style-name="Source_20_Text">0010 0000 1001</text:span></text:p>
      <text:p text:style-name="P12">✅ Exemple 2 : BCD → Décimal</text:p>
      <text:p text:style-name="Text_20_body">Convertir <text:span text:style-name="Strong_20_Emphasis">0110 1001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Groupe</text:p>
            </table:table-cell>
            <table:table-cell table:style-name="Table5.A1" office:value-type="string">
              <text:p text:style-name="Table_20_Heading">Valeur</text:p>
            </table:table-cell>
          </table:table-row>
        </table:table-header-rows>
        <table:table-row>
          <table:table-cell table:style-name="Table5.A1" office:value-type="string">
            <text:p text:style-name="Table_20_Contents">0110</text:p>
          </table:table-cell>
          <table:table-cell table:style-name="Table5.A1" office:value-type="string">
            <text:p text:style-name="Table_20_Contents">6</text:p>
          </table:table-cell>
        </table:table-row>
        <table:table-row>
          <table:table-cell table:style-name="Table5.A1" office:value-type="string">
            <text:p text:style-name="Table_20_Contents">1001</text:p>
          </table:table-cell>
          <table:table-cell table:style-name="Table5.A1" office:value-type="string">
            <text:p text:style-name="Table_20_Contents">9</text:p>
          </table:table-cell>
        </table:table-row>
      </table:table>
      <text:p text:style-name="Text_20_body">→ <text:span text:style-name="Strong_20_Emphasis">69₁₀</text:span></text:p>
      <text:p text:style-name="Horizontal_20_Line"/>
      <text:h text:style-name="Heading_20_2" text:outline-level="2">Conversion entre BCD et décimal</text:h>
      <text:p text:style-name="Text_20_body">Pour passer du décimal au BCD, on convertit chaque chiffre séparément en binaire sur 4 bits.<text:line-break/>Pour revenir du BCD au décimal, on découpe la suite binaire en paquets de 4 bits, puis on convertit chaque paquet en chiffre décimal.</text:p>
      <text:h text:style-name="Heading_20_3" text:outline-level="3">🔹 Base 10</text:h>
      <text:p text:style-name="Text_20_body">Exemple : <text:span text:style-name="Strong_20_Emphasis">148 + 27</text:span></text:p>
      <text:list text:style-name="L16">
        <text:list-item>
          <text:p text:style-name="P15">8 + 7 = 15 → écrire 5, reporter 1</text:p>
        </text:list-item>
        <text:list-item>
          <text:p text:style-name="P15">4 + 2 + 1 = 7</text:p>
        </text:list-item>
        <text:list-item>
          <text:p text:style-name="P15">1 reste</text:p>
        </text:list-item>
      </text:list>
      <text:p text:style-name="Text_20_body">→ <text:span text:style-name="Strong_20_Emphasis">175</text:span></text:p>
      <text:h text:style-name="Heading_20_3" text:outline-level="3" text:is-list-header="true">🔹 Base 2</text:h>
      <text:p text:style-name="Text_20_body">Addition : <text:span text:style-name="Strong_20_Emphasis">1001 + 0111</text:span></text:p>
      <text:p text:style-name="P2"><text:span text:style-name="Source_20_Text">1+1 = 10 → 0 report 1</text:span></text:p>
      <text:p text:style-name="P4"><text:span text:style-name="Source_20_Text">0+1+1 = 10 → 0 report 1</text:span></text:p>
      <text:p text:style-name="P4"><text:span text:style-name="Source_20_Text">0+1+1 = 10 → 0 report 1</text:span></text:p>
      <text:p text:style-name="P5"><text:span text:style-name="Source_20_Text">1+0+1 = 10</text:span></text:p>
      <text:p text:style-name="Text_20_body">Résultat :</text:p>
      <text:p text:style-name="P3"><text:span text:style-name="Source_20_Text">10000</text:span></text:p>
      <text:p text:style-name="Horizontal_20_Line"><text:soft-page-break/></text:p>
      <text:h text:style-name="Heading_20_2" text:outline-level="2">Le bit de poids le plus élevé (bit de signe)</text:h>
      <text:p text:style-name="Text_20_body">Dans un nombre binaire signé, le <text:span text:style-name="Strong_20_Emphasis">bit le plus à gauche</text:span> est appelé le <text:span text:style-name="Strong_20_Emphasis">bit de poids le plus élevé</text:span> ou <text:span text:style-name="Strong_20_Emphasis">bit de signe</text:span>.</text:p>
      <text:list text:style-name="L9">
        <text:list-item>
          <text:p text:style-name="P7">S’il vaut 0, le nombre est positif</text:p>
        </text:list-item>
        <text:list-item>
          <text:p text:style-name="P7">S’il vaut 1, le nombre est négatif</text:p>
        </text:list-item>
      </text:list>
      <text:p text:style-name="Text_20_body">Ce bit permet donc de représenter des nombres négatifs en informatique.</text:p>
      <text:h text:style-name="Heading_20_3" text:outline-level="3">Bit de poids fort (bit de signe)</text:h>
      <text:list text:style-name="L17">
        <text:list-item>
          <text:p text:style-name="P16"><text:span text:style-name="Strong_20_Emphasis">0</text:span> → positif</text:p>
        </text:list-item>
        <text:list-item>
          <text:p text:style-name="P16"><text:span text:style-name="Strong_20_Emphasis">1</text:span> → négatif</text:p>
        </text:list-item>
      </text:list>
      <text:p text:style-name="Text_20_body">Exemple :</text:p>
      <text:p text:style-name="P3"><text:span text:style-name="Source_20_Text">1101 → négatif</text:span></text:p>
      <text:p text:style-name="Text_20_body"/>
      <text:p text:style-name="Horizontal_20_Line"/>
      <text:h text:style-name="Heading_20_2" text:outline-level="2">Addition avec report en base 10 et en binaire</text:h>
      <text:p text:style-name="Text_20_body">L’addition fonctionne de manière similaire en base 10 et en base 2.<text:line-break/>Lorsqu’une somme dépasse la valeur maximale autorisée dans une colonne, on garde le reste et on <text:span text:style-name="Strong_20_Emphasis">fait un report</text:span> sur la colonne suivante.</text:p>
      <text:p text:style-name="Text_20_body">En base 10, le report apparaît quand on dépasse 9.<text:line-break/>En base 2, le report apparaît quand on dépasse 1.</text:p>
      <text:p text:style-name="Text_20_body"/>
      <text:h text:style-name="Heading_20_2" text:outline-level="2">Représentation signe + valeur absolue</text:h>
      <text:p text:style-name="Text_20_body">Une première façon de représenter les nombres négatifs consiste à utiliser :</text:p>
      <text:list text:style-name="L10">
        <text:list-item>
          <text:p text:style-name="P8">un bit de signe (0 pour positif, 1 pour négatif),</text:p>
        </text:list-item>
        <text:list-item>
          <text:p text:style-name="P8">suivi de la valeur absolue du nombre.</text:p>
        </text:list-item>
      </text:list>
      <text:p text:style-name="Text_20_body">Cette méthode est simple mais peu pratique pour les calculs automatiques.</text:p>
      <text:h text:style-name="Heading_20_3" text:outline-level="3">Exemple</text:h>
      <text:p text:style-name="Text_20_body">Représenter <text:span text:style-name="Strong_20_Emphasis">-29</text:span></text:p>
      <text:p text:style-name="Text_20_body">Valeur absolue :</text:p>
      <text:p text:style-name="Text_20_body">29=16+8+4+1 </text:p>
      <text:p text:style-name="Text_20_body">Binaire :</text:p>
      <text:p text:style-name="P3"><text:soft-page-break/><text:span text:style-name="Source_20_Text">11101</text:span></text:p>
      <text:p text:style-name="Text_20_body">Ajout du signe :</text:p>
      <text:p text:style-name="P3"><text:span text:style-name="Source_20_Text">1 11101</text:span></text:p>
      <text:p text:style-name="Horizontal_20_Line"/>
      <text:h text:style-name="Heading_20_2" text:outline-level="2">Représentation en complément à deux</text:h>
      <text:p text:style-name="Text_20_body">Le <text:span text:style-name="Strong_20_Emphasis">complément à deux</text:span> est la méthode la plus utilisée par les ordinateurs pour représenter les nombres négatifs.</text:p>
      <text:p text:style-name="Text_20_body">Le principe est le suivant :</text:p>
      <text:list text:style-name="L11">
        <text:list-item>
          <text:p text:style-name="P9">On écrit la valeur absolue du nombre en binaire.</text:p>
        </text:list-item>
        <text:list-item>
          <text:p text:style-name="P9">On inverse tous les bits (complément à 1).</text:p>
        </text:list-item>
        <text:list-item>
          <text:p text:style-name="P9">On ajoute 1 au résultat.</text:p>
        </text:list-item>
      </text:list>
      <text:p text:style-name="Text_20_body">Cette méthode permet d’effectuer des additions et soustractions de nombres positifs et négatifs de manière uniforme.</text:p>
      <text:h text:style-name="Heading_20_3" text:outline-level="3">🔹 Méthode</text:h>
      <text:list text:style-name="L18">
        <text:list-item>
          <text:p text:style-name="P17">Valeur positive</text:p>
        </text:list-item>
        <text:list-item>
          <text:p text:style-name="P17">Inversion des bits</text:p>
        </text:list-item>
        <text:list-item>
          <text:p text:style-name="P17">+1</text:p>
        </text:list-item>
      </text:list>
      <text:p text:style-name="P12">✅ Exemple : -5 sur 8 bits</text:p>
      <text:p text:style-name="P2"><text:span text:style-name="Source_20_Text">+5 = 00000101</text:span></text:p>
      <text:p text:style-name="P4"><text:span text:style-name="Source_20_Text">Inversion = 11111010</text:span></text:p>
      <text:p text:style-name="P5"><text:span text:style-name="Source_20_Text">+1 = 11111011</text:span></text:p>
      <text:p text:style-name="Horizontal_20_Line"/>
      <text:p text:style-name="Text_20_body"/>
      <text:h text:style-name="Heading_20_2" text:outline-level="2">La table ASCII</text:h>
      <text:p text:style-name="Text_20_body">La <text:span text:style-name="Strong_20_Emphasis">table ASCII</text:span> est une table de codage qui associe un nombre à chaque caractère (lettres, chiffres, symboles).<text:line-break/>Les codes ASCII vont de 0 à 127 en décimal, soit de 00 à 7F en hexadécimal.</text:p>
      <text:p text:style-name="Text_20_body">Par exemple, chaque lettre, chiffre ou symbole possède un code précis utilisé par l’ordinateur pour stocker du texte.</text:p>
      <text:h text:style-name="Heading_20_3" text:outline-level="3">1️⃣1️⃣ ASCII</text:h>
      <text:p text:style-name="P12">✅ Exemple</text:p>
      <text:p text:style-name="Text_20_body">Lettre <text:span text:style-name="Strong_20_Emphasis">H</text:span></text:p>
      <text:list text:style-name="L19">
        <text:list-item>
          <text:p text:style-name="P18"><text:soft-page-break/>Décimal : 72</text:p>
        </text:list-item>
        <text:list-item>
          <text:p text:style-name="P18">Hexa : 48</text:p>
        </text:list-item>
      </text:list>
      <text:p text:style-name="Text_20_body"/>
      <text:p text:style-name="Horizontal_20_Line"/>
      <text:h text:style-name="Heading_20_2" text:outline-level="2">Le retour à la ligne : Windows vs Linux</text:h>
      <text:p text:style-name="Text_20_body">Le retour à la ligne n’est pas codé de la même manière selon le système d’exploitation :</text:p>
      <text:list text:style-name="L12">
        <text:list-item>
          <text:p text:style-name="P10">Sous <text:span text:style-name="Strong_20_Emphasis">Windows</text:span>, il est codé par deux caractères : CR + LF (hexadécimal 0D 0A).</text:p>
        </text:list-item>
        <text:list-item>
          <text:p text:style-name="P10">Sous <text:span text:style-name="Strong_20_Emphasis">Linux</text:span>, il est codé uniquement par LF (hexadécimal 0A).</text:p>
        </text:list-item>
      </text:list>
      <text:p text:style-name="Text_20_body">Cette différence est importante lorsqu’on travaille avec des fichiers texte ou des codes hexadécimaux.</text:p>
      <text:h text:style-name="P1" text:outline-level="3">1️⃣2️⃣ Retour à la ligne</text:h>
      <text:list text:style-name="L20">
        <text:list-item>
          <text:p text:style-name="P20">Windows → <text:span text:style-name="Strong_20_Emphasis">0D 0A</text:span></text:p>
        </text:list-item>
        <text:list-item>
          <text:p text:style-name="P20">Linux → <text:span text:style-name="Strong_20_Emphasis">0A</text:span></text:p>
        </text:list-item>
      </text:list>
      <text:p text:style-name="Horizontal_20_Line"/>
      <text:h text:style-name="Heading_20_2" text:outline-level="2">Application pratique : coder un texte en hexadécimal</text:h>
      <text:p text:style-name="Text_20_body">Pour convertir un texte en hexadécimal, on suit toujours les mêmes étapes :</text:p>
      <text:list text:style-name="L13">
        <text:list-item>
          <text:p text:style-name="P11">Identifier chaque caractère du texte.</text:p>
        </text:list-item>
        <text:list-item>
          <text:p text:style-name="P11">Trouver son code dans la table ASCII.</text:p>
        </text:list-item>
        <text:list-item>
          <text:p text:style-name="P11">Ajouter le code du retour à la ligne selon le système (Windows ou Linux).</text:p>
        </text:list-item>
        <text:list-item>
          <text:p text:style-name="P11">Écrire tous les codes dans l’ordre.</text:p>
        </text:list-item>
      </text:list>
      <text:p text:style-name="Text_20_body">Cette méthode permet de représenter un texte sous forme de nombres compréhensibles par la machine.</text:p>
      <text:h text:style-name="Heading_20_3" text:outline-level="3">1️⃣3️⃣ Exemple COMPLET (comme à l’exam)</text:h>
      <text:p text:style-name="Text_20_body">Texte : <text:span text:style-name="Strong_20_Emphasis">"Hi" + retour ligne Windows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aractère</text:p>
            </table:table-cell>
            <table:table-cell table:style-name="Table6.A1" office:value-type="string">
              <text:p text:style-name="Table_20_Heading">Hex</text:p>
            </table:table-cell>
          </table:table-row>
        </table:table-header-rows>
        <table:table-row>
          <table:table-cell table:style-name="Table6.A1" office:value-type="string">
            <text:p text:style-name="Table_20_Contents">H</text:p>
          </table:table-cell>
          <table:table-cell table:style-name="Table6.A1" office:value-type="string">
            <text:p text:style-name="Table_20_Contents">48</text:p>
          </table:table-cell>
        </table:table-row>
        <table:table-row>
          <table:table-cell table:style-name="Table6.A1" office:value-type="string">
            <text:p text:style-name="Table_20_Contents">i</text:p>
          </table:table-cell>
          <table:table-cell table:style-name="Table6.A1" office:value-type="string">
            <text:p text:style-name="Table_20_Contents">69</text:p>
          </table:table-cell>
        </table:table-row>
        <table:table-row>
          <table:table-cell table:style-name="Table6.A1" office:value-type="string">
            <text:p text:style-name="Table_20_Contents">Retour ligne</text:p>
          </table:table-cell>
          <table:table-cell table:style-name="Table6.A1" office:value-type="string">
            <text:p text:style-name="Table_20_Contents">0D 0A</text:p>
          </table:table-cell>
        </table:table-row>
      </table:table>
      <text:p text:style-name="Text_20_body">Résultat :</text:p>
      <text:p text:style-name="P3"><text:span text:style-name="Source_20_Text">48 69 0D 0A</text:span>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22:20:12.610192797</meta:creation-date>
    <meta:generator>LibreOffice/24.2.7.2$Linux_X86_64 LibreOffice_project/420$Build-2</meta:generator>
    <dc:date>2026-01-03T23:15:18.215084267</dc:date>
    <meta:editing-duration>PT12M8S</meta:editing-duration>
    <meta:editing-cycles>2</meta:editing-cycles>
    <meta:document-statistic meta:table-count="6" meta:image-count="0" meta:object-count="0" meta:page-count="8" meta:paragraph-count="238" meta:word-count="1528" meta:character-count="7617" meta:non-whitespace-character-count="6352"/>
  </office:meta>
</office:document-meta>
</file>